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2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fo:line-height="125%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1pt" fo:letter-spacing="normal" style:font-size-asian="11pt" style:font-size-complex="11pt"/>
    </style:style>
    <style:style style:name="P10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1pt" style:font-size-asian="11pt" style:font-size-complex="11pt"/>
    </style:style>
    <style:style style:name="P12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13" style:family="paragraph" style:parent-style-name="Heading_20_1">
      <style:text-properties fo:font-variant="normal" fo:text-transform="none" fo:color="#24292e" style:font-name="apple-system" fo:font-size="16pt" fo:letter-spacing="normal" fo:font-style="normal" fo:font-weight="bold" style:font-size-asian="16pt" style:font-size-complex="16pt"/>
    </style:style>
    <style:style style:name="P14" style:family="paragraph" style:parent-style-name="Heading_20_3">
      <style:paragraph-properties fo:margin-left="0cm" fo:margin-right="0cm" fo:margin-top="0.635cm" fo:margin-bottom="0.423cm" fo:line-height="125%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P15" style:family="paragraph" style:parent-style-name="Heading_20_3">
      <style:paragraph-properties fo:margin-left="0cm" fo:margin-right="0cm" fo:margin-top="0cm" fo:margin-bottom="0cm" fo:line-height="125%" fo:orphans="2" fo:widows="2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18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19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1pt" fo:letter-spacing="normal" style:font-size-asian="11pt" style:font-size-complex="11pt"/>
    </style:style>
    <style:style style:name="P20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font-size="11pt" fo:letter-spacing="normal" style:font-size-asian="11pt" style:font-size-complex="11pt"/>
    </style:style>
    <style:style style:name="P21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22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1pt" style:font-size-asian="11pt" style:font-size-complex="11pt"/>
    </style:style>
    <style:style style:name="P23" style:family="paragraph" style:parent-style-name="Heading_20_4">
      <style:paragraph-properties fo:margin-left="0cm" fo:margin-right="0cm" fo:margin-top="0cm" fo:margin-bottom="0cm" fo:line-height="125%" fo:orphans="2" fo:widows="2" fo:text-indent="0cm" style:auto-text-indent="false"/>
    </style:style>
    <style:style style:name="P24" style:family="paragraph" style:parent-style-name="Text_20_body">
      <style:text-properties fo:font-size="11pt" style:font-size-asian="11pt" style:font-size-complex="11pt"/>
    </style:style>
    <style:style style:name="P25" style:family="paragraph" style:parent-style-name="Text_20_body" style:list-style-name="L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6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11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3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7">
      <style:paragraph-properties fo:margin-top="0cm" fo:margin-bottom="0.423cm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3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/>
    </style:style>
    <style:style style:name="P35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/>
    </style:style>
    <style:style style:name="P36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/>
    </style:style>
    <style:style style:name="P37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/>
    </style:style>
    <style:style style:name="P38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/>
    </style:style>
    <style:style style:name="P39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/>
    </style:style>
    <style:style style:name="P40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/>
    </style:style>
    <style:style style:name="P41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/>
    </style:style>
    <style:style style:name="P42" style:family="paragraph" style:parent-style-name="Text_20_body" style:list-style-name="L12">
      <style:paragraph-properties fo:margin-left="0cm" fo:margin-right="0cm" fo:margin-top="0cm" fo:margin-bottom="0cm" fo:orphans="2" fo:widows="2" fo:text-indent="0cm" style:auto-text-indent="false"/>
    </style:style>
    <style:style style:name="P43" style:family="paragraph" style:parent-style-name="Text_20_body" style:list-style-name="L13">
      <style:paragraph-properties fo:margin-left="0cm" fo:margin-right="0cm" fo:margin-top="0cm" fo:margin-bottom="0cm" fo:orphans="2" fo:widows="2" fo:text-indent="0cm" style:auto-text-indent="false"/>
    </style:style>
    <style:style style:name="P44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/>
    </style:style>
    <style:style style:name="P45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/>
    </style:style>
    <style:style style:name="P46" style:family="paragraph" style:parent-style-name="Text_20_body" style:list-style-name="L16">
      <style:paragraph-properties fo:margin-left="0cm" fo:margin-right="0cm" fo:margin-top="0cm" fo:margin-bottom="0cm" fo:orphans="2" fo:widows="2" fo:text-indent="0cm" style:auto-text-indent="false"/>
    </style:style>
    <style:style style:name="P47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T9" style:family="text">
      <style:text-properties fo:font-variant="normal" fo:text-transform="none" fo:color="#24292e" style:font-name="SFMono-Regular" fo:font-size="9.75pt" fo:letter-spacing="normal" fo:font-style="normal" fo:font-weight="bold"/>
    </style:style>
    <style:style style:name="T10" style:family="text">
      <style:text-properties fo:font-variant="normal" fo:text-transform="none" fo:color="#24292e" style:font-name="SFMono-Regular" fo:letter-spacing="normal" fo:font-style="normal" fo:font-weight="normal"/>
    </style:style>
    <style:style style:name="T11" style:family="text">
      <style:text-properties fo:font-variant="normal" fo:text-transform="none" fo:color="#24292e" style:font-name="SFMono-Regular" fo:letter-spacing="normal" fo:font-style="normal" fo:font-weight="normal" fo:background-color="transparent"/>
    </style:style>
    <style:style style:name="T12" style:family="text">
      <style:text-properties fo:font-variant="normal" fo:text-transform="none" fo:color="#24292e" style:font-name="SFMono-Regular" fo:letter-spacing="normal" fo:font-style="normal" fo:font-weight="bold"/>
    </style:style>
    <style:style style:name="T13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24292e" style:font-name="SFMono-Regular" fo:font-size="11pt" fo:letter-spacing="normal" fo:font-style="normal" fo:font-weight="normal" fo:background-color="transparent" style:font-size-asian="11pt" style:font-size-complex="11pt"/>
    </style:style>
    <style:style style:name="T15" style:family="text">
      <style:text-properties fo:font-variant="normal" fo:text-transform="none" fo:color="#24292e" style:font-name="SFMono-Regular" fo:font-size="11pt" fo:letter-spacing="normal" fo:font-style="normal" fo:font-weight="bold" style:font-size-asian="11pt" style:font-size-complex="11pt"/>
    </style:style>
    <style:style style:name="T16" style:family="text">
      <style:text-properties fo:font-variant="normal" fo:text-transform="none" fo:color="#24292e" style:font-name="SFMono-Regular" fo:font-size="12pt" fo:letter-spacing="normal" fo:font-style="normal" fo:font-weight="bold"/>
    </style:style>
    <style:style style:name="T17" style:family="text">
      <style:text-properties fo:font-variant="normal" fo:text-transform="none" fo:color="#24292e" fo:letter-spacing="normal" fo:background-color="transparent"/>
    </style:style>
    <style:style style:name="T18" style:family="text">
      <style:text-properties fo:font-variant="normal" fo:text-transform="none" fo:color="#24292e" fo:font-size="11pt" fo:letter-spacing="normal" fo:background-color="transparent" style:font-size-asian="11pt" style:font-size-complex="11pt"/>
    </style:style>
    <style:style style:name="T19" style:family="text">
      <style:text-properties fo:font-variant="normal" fo:text-transform="none" fo:color="#0366d6" style:text-line-through-style="none" style:font-name="apple-system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0" style:family="text">
      <style:text-properties style:font-name="SFMono-Regular" fo:font-style="normal" fo:font-weight="normal"/>
    </style:style>
    <style:style style:name="T21" style:family="text">
      <style:text-properties style:font-name="SFMono-Regular" fo:font-size="9.75pt" fo:font-style="normal" fo:font-weight="normal"/>
    </style:style>
    <style:style style:name="T22" style:family="text">
      <style:text-properties fo:color="#d73a49"/>
    </style:style>
    <style:style style:name="T23" style:family="text">
      <style:text-properties fo:color="#d73a49" style:font-name="SFMono-Regular" fo:font-size="9.75pt" fo:font-style="normal" fo:font-weight="normal"/>
    </style:style>
    <style:style style:name="T24" style:family="text">
      <style:text-properties fo:color="#d73a49" style:font-name="SFMono-Regular" fo:font-style="normal" fo:font-weight="normal"/>
    </style:style>
    <style:style style:name="T25" style:family="text">
      <style:text-properties fo:color="#032f62"/>
    </style:style>
    <style:style style:name="T26" style:family="text">
      <style:text-properties fo:color="#032f62" style:font-name="SFMono-Regular" fo:font-size="9.75pt" fo:font-style="normal" fo:font-weight="normal"/>
    </style:style>
    <style:style style:name="T27" style:family="text">
      <style:text-properties fo:color="#032f62" style:font-name="SFMono-Regular" fo:font-style="normal" fo:font-weight="normal"/>
    </style:style>
    <style:style style:name="T28" style:family="text">
      <style:text-properties fo:color="#005cc5"/>
    </style:style>
    <style:style style:name="T29" style:family="text">
      <style:text-properties fo:color="#005cc5" style:font-name="SFMono-Regular" fo:font-size="9.75pt" fo:font-style="normal" fo:font-weight="normal"/>
    </style:style>
    <style:style style:name="T30" style:family="text">
      <style:text-properties fo:color="#005cc5" style:font-name="SFMono-Regular" fo:font-style="normal" fo:font-weight="normal"/>
    </style:style>
    <style:style style:name="T31" style:family="text">
      <style:text-properties fo:color="#6f42c1"/>
    </style:style>
    <style:style style:name="T32" style:family="text">
      <style:text-properties fo:color="#6f42c1" style:font-name="SFMono-Regular" fo:font-size="9.75pt" fo:font-style="normal" fo:font-weight="normal"/>
    </style:style>
    <style:style style:name="T33" style:family="text">
      <style:text-properties fo:color="#6f42c1" style:font-name="SFMono-Regular" fo:font-style="normal" fo:font-weight="normal"/>
    </style:style>
    <style:style style:name="T34" style:family="text">
      <style:text-properties fo:color="#6a737d" style:font-name="SFMono-Regular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Домашнее задание к лекции 4.3 «Асинхронные функции и промисы»</text:h>
      <text:h text:style-name="P2" text:outline-level="2"><text:bookmark text:name="user-content-перед-началом-работы"/>Перед началом работы</text:h>
      <text:list xml:id="list3111263986397692180" text:style-name="L11">
        <text:list-item>
          <text:p text:style-name="P29">Активируйте строгий режим соответствия.</text:p>
        </text:list-item>
        <text:list-item>
          <text:p text:style-name="P29">Добавьте в редактор следующий фрагмент кода:</text:p>
        </text:list-item>
      </text:list>
      <text:p text:style-name="P3"><text:span text:style-name="T22">function</text:span> <text:span text:style-name="T31">rand</text:span>(from, to) {</text:p>
      <text:p text:style-name="P9"><text:s text:c="2"/><text:span text:style-name="T24">return</text:span><text:span text:style-name="T20"> </text:span><text:span text:style-name="T30">Math</text:span><text:span text:style-name="T20">.</text:span><text:span text:style-name="T30">floor</text:span><text:span text:style-name="T20">(</text:span><text:span text:style-name="T30">Math</text:span><text:span text:style-name="T20">.</text:span><text:span text:style-name="T30">random</text:span><text:span text:style-name="T20">() </text:span><text:span text:style-name="T24">*</text:span><text:span text:style-name="T20"> (to </text:span><text:span text:style-name="T24">-</text:span><text:span text:style-name="T20"> from </text:span><text:span text:style-name="T24">+</text:span><text:span text:style-name="T20"> </text:span><text:span text:style-name="T30">1</text:span><text:span text:style-name="T20">)) </text:span><text:span text:style-name="T24">+</text:span><text:span text:style-name="T20"> from;</text:span></text:p>
      <text:p text:style-name="P8">}</text:p>
      <text:p text:style-name="P11"/>
      <text:p text:style-name="P8"><text:span text:style-name="T22">function</text:span> <text:span text:style-name="T31">getTagAsync</text:span>(title, cb) {</text:p>
      <text:p text:style-name="P9"><text:s text:c="2"/><text:span text:style-name="T30">setTimeout</text:span><text:span text:style-name="T20">(() </text:span><text:span text:style-name="T24">=&gt;</text:span><text:span text:style-name="T20"> {</text:span></text:p>
      <text:p text:style-name="P9"><text:s text:c="4"/><text:span text:style-name="T24">const</text:span><text:span text:style-name="T20"> </text:span><text:span text:style-name="T30">tags</text:span><text:span text:style-name="T20"> </text:span><text:span text:style-name="T24">=</text:span><text:span text:style-name="T20"> </text:span><text:span text:style-name="T30">JSON</text:span><text:span text:style-name="T20">.</text:span><text:span text:style-name="T30">parse</text:span><text:span text:style-name="T20">(</text:span><text:span text:style-name="T27">'[{"id":17,"title":"перемещение"},{"id":32,"title":"гаджеты"}]'</text:span><text:span text:style-name="T20">);</text:span></text:p>
      <text:p text:style-name="P9"><text:s text:c="4"/><text:span text:style-name="T24">const</text:span><text:span text:style-name="T20"> </text:span><text:span text:style-name="T30">tag</text:span><text:span text:style-name="T20"> </text:span><text:span text:style-name="T24">=</text:span><text:span text:style-name="T20"> tags.</text:span><text:span text:style-name="T30">find</text:span><text:span text:style-name="T20">(tag </text:span><text:span text:style-name="T24">=&gt;</text:span><text:span text:style-name="T20"> tag.</text:span><text:span text:style-name="T30">title</text:span><text:span text:style-name="T20"> </text:span><text:span text:style-name="T24">===</text:span><text:span text:style-name="T20"> title);</text:span></text:p>
      <text:p text:style-name="P9"><text:s text:c="4"/><text:span text:style-name="T24">if</text:span><text:span text:style-name="T20"> (</text:span><text:span text:style-name="T24">!</text:span><text:span text:style-name="T20">tag) {</text:span></text:p>
      <text:p text:style-name="P9"><text:s text:c="6"/><text:span text:style-name="T24">return</text:span><text:span text:style-name="T20"> </text:span><text:span text:style-name="T33">cb</text:span><text:span text:style-name="T20">(</text:span><text:span text:style-name="T27">`Тег #</text:span><text:span text:style-name="T20">${title}</text:span><text:span text:style-name="T27"> не найден`</text:span><text:span text:style-name="T20">);</text:span></text:p>
      <text:p text:style-name="P9"><text:s text:c="4"/><text:span text:style-name="T20">}</text:span></text:p>
      <text:p text:style-name="P9"><text:s text:c="4"/><text:span text:style-name="T33">cb</text:span><text:span text:style-name="T20">(</text:span><text:span text:style-name="T30">null</text:span><text:span text:style-name="T20">, tag);</text:span></text:p>
      <text:p text:style-name="P9"><text:s text:c="2"/><text:span text:style-name="T20">}, </text:span><text:span text:style-name="T33">rand</text:span><text:span text:style-name="T20">(</text:span><text:span text:style-name="T30">2000</text:span><text:span text:style-name="T20">, </text:span><text:span text:style-name="T30">5000</text:span><text:span text:style-name="T20">));</text:span></text:p>
      <text:p text:style-name="P8">}</text:p>
      <text:p text:style-name="P11"/>
      <text:p text:style-name="P8"><text:span text:style-name="T22">function</text:span> <text:span text:style-name="T31">getTag</text:span>(title) {</text:p>
      <text:p text:style-name="P9"><text:s text:c="2"/><text:span text:style-name="T24">return</text:span><text:span text:style-name="T20"> </text:span><text:span text:style-name="T24">new</text:span><text:span text:style-name="T20"> </text:span><text:span text:style-name="T33">Promise</text:span><text:span text:style-name="T20">((done, fail) </text:span><text:span text:style-name="T24">=&gt;</text:span><text:span text:style-name="T20"> {</text:span></text:p>
      <text:p text:style-name="P9"><text:s text:c="4"/><text:span text:style-name="T33">getTagAsync</text:span><text:span text:style-name="T20">(title, (err, tag) </text:span><text:span text:style-name="T24">=&gt;</text:span><text:span text:style-name="T20"> {</text:span></text:p>
      <text:p text:style-name="P9"><text:s text:c="6"/><text:span text:style-name="T24">if</text:span><text:span text:style-name="T20"> (err) {</text:span></text:p>
      <text:p text:style-name="P9"><text:s text:c="8"/><text:span text:style-name="T24">return</text:span><text:span text:style-name="T20"> </text:span><text:span text:style-name="T33">fail</text:span><text:span text:style-name="T20">(err);</text:span></text:p>
      <text:p text:style-name="P9"><text:s text:c="6"/><text:span text:style-name="T20">}</text:span></text:p>
      <text:p text:style-name="P9"><text:s text:c="6"/><text:span text:style-name="T33">done</text:span><text:span text:style-name="T20">(tag);</text:span></text:p>
      <text:p text:style-name="P9"><text:s text:c="4"/><text:span text:style-name="T20">})</text:span></text:p>
      <text:p text:style-name="P9"><text:s text:c="2"/><text:span text:style-name="T20">});</text:span></text:p>
      <text:p text:style-name="P8">}</text:p>
      <text:p text:style-name="P11"/>
      <text:p text:style-name="P8"><text:span text:style-name="T22">function</text:span> <text:span text:style-name="T31">getTagItemsAsync</text:span>(tagId, cb) {</text:p>
      <text:p text:style-name="P9"><text:s text:c="2"/><text:span text:style-name="T30">setTimeout</text:span><text:span text:style-name="T20">(() </text:span><text:span text:style-name="T24">=&gt;</text:span><text:span text:style-name="T20"> {</text:span></text:p>
      <text:p text:style-name="P9"><text:s text:c="4"/><text:span text:style-name="T24">const</text:span><text:span text:style-name="T20"> </text:span><text:span text:style-name="T30">tagItems</text:span><text:span text:style-name="T20"> </text:span><text:span text:style-name="T24">=</text:span><text:span text:style-name="T20"> </text:span><text:span text:style-name="T24">new</text:span><text:span text:style-name="T20"> </text:span><text:span text:style-name="T33">Map</text:span><text:span text:style-name="T20">(</text:span><text:span text:style-name="T30">JSON</text:span><text:span text:style-name="T20">.</text:span><text:span text:style-name="T30">parse</text:span><text:span text:style-name="T20">(</text:span><text:span text:style-name="T27">'[</text:span></text:p>
      <text:p text:style-name="P20"><text:s text:c="4"/><text:span text:style-name="T20">[17,[{"title":"Телепорт бытовой VZHIH-101","price":10000,"discount":7,"available":3},</text:span></text:p>
      <text:p text:style-name="P20"><text:soft-page-break/><text:s text:c="4"/><text:span text:style-name="T20">{"title":"Ховерборд Mattel 2016","price":9200,"discount":4,"available":14}]],</text:span></text:p>
      <text:p text:style-name="P20"><text:s text:c="4"/><text:span text:style-name="T20">[32,[{"title":"Ховерборд Mattel 2016","price":9200,"discount":4,"available":14},</text:span></text:p>
      <text:p text:style-name="P20"><text:s text:c="4"/><text:span text:style-name="T20">{"title":"Меч световой FORCE (синий луч)","price":57000,"discount":0,"available":1}]]</text:span></text:p>
      <text:p text:style-name="P9"><text:span text:style-name="T25"><text:s text:c="4"/></text:span><text:span text:style-name="T27">]'</text:span><text:span text:style-name="T20">));</text:span></text:p>
      <text:p text:style-name="P9"><text:s text:c="4"/><text:span text:style-name="T24">if</text:span><text:span text:style-name="T20"> (tagItems.</text:span><text:span text:style-name="T30">has</text:span><text:span text:style-name="T20">(tagId)) {</text:span></text:p>
      <text:p text:style-name="P9"><text:s text:c="6"/><text:span text:style-name="T33">cb</text:span><text:span text:style-name="T20">(</text:span><text:span text:style-name="T30">null</text:span><text:span text:style-name="T20">, tagItems.</text:span><text:span text:style-name="T30">get</text:span><text:span text:style-name="T20">(tagId));</text:span></text:p>
      <text:p text:style-name="P9"><text:s text:c="4"/><text:span text:style-name="T20">} </text:span><text:span text:style-name="T24">else</text:span><text:span text:style-name="T20"> {</text:span></text:p>
      <text:p text:style-name="P9"><text:s text:c="6"/><text:span text:style-name="T33">cb</text:span><text:span text:style-name="T20">(</text:span><text:span text:style-name="T24">new</text:span><text:span text:style-name="T20"> </text:span><text:span text:style-name="T33">Error</text:span><text:span text:style-name="T20">(</text:span><text:span text:style-name="T27">`Тег #ID</text:span><text:span text:style-name="T20">${tagId}</text:span><text:span text:style-name="T27"> не найден`</text:span><text:span text:style-name="T20">));</text:span></text:p>
      <text:p text:style-name="P9"><text:s text:c="4"/><text:span text:style-name="T20">}</text:span></text:p>
      <text:p text:style-name="P9"><text:s text:c="2"/><text:span text:style-name="T20">}, </text:span><text:span text:style-name="T33">rand</text:span><text:span text:style-name="T20">(</text:span><text:span text:style-name="T30">2000</text:span><text:span text:style-name="T20">, </text:span><text:span text:style-name="T30">5000</text:span><text:span text:style-name="T20">));</text:span></text:p>
      <text:p text:style-name="P8">}</text:p>
      <text:p text:style-name="P11"/>
      <text:p text:style-name="P8"><text:span text:style-name="T22">function</text:span> <text:span text:style-name="T31">getTagItems</text:span>(tagId) {</text:p>
      <text:p text:style-name="P9"><text:s text:c="2"/><text:span text:style-name="T24">return</text:span><text:span text:style-name="T20"> </text:span><text:span text:style-name="T24">new</text:span><text:span text:style-name="T20"> </text:span><text:span text:style-name="T33">Promise</text:span><text:span text:style-name="T20">((done, fail) </text:span><text:span text:style-name="T24">=&gt;</text:span><text:span text:style-name="T20"> {</text:span></text:p>
      <text:p text:style-name="P9"><text:s text:c="4"/><text:span text:style-name="T33">getTagItemsAsync</text:span><text:span text:style-name="T20">(tagId, (err, items) </text:span><text:span text:style-name="T24">=&gt;</text:span><text:span text:style-name="T20"> {</text:span></text:p>
      <text:p text:style-name="P9"><text:s text:c="6"/><text:span text:style-name="T24">if</text:span><text:span text:style-name="T20"> (err) {</text:span></text:p>
      <text:p text:style-name="P9"><text:s text:c="8"/><text:span text:style-name="T24">return</text:span><text:span text:style-name="T20"> </text:span><text:span text:style-name="T33">fail</text:span><text:span text:style-name="T20">(err);</text:span></text:p>
      <text:p text:style-name="P9"><text:s text:c="6"/><text:span text:style-name="T20">}</text:span></text:p>
      <text:p text:style-name="P9"><text:s text:c="6"/><text:span text:style-name="T33">done</text:span><text:span text:style-name="T20">(items);</text:span></text:p>
      <text:p text:style-name="P9"><text:s text:c="4"/><text:span text:style-name="T20">})</text:span></text:p>
      <text:p text:style-name="P9"><text:s text:c="2"/><text:span text:style-name="T20">});</text:span></text:p>
      <text:p text:style-name="P8">}</text:p>
      <text:p text:style-name="P11"/>
      <text:p text:style-name="P8"><text:span text:style-name="T22">function</text:span> <text:span text:style-name="T31">getCurrencyRateAsync</text:span>(code, cb) {</text:p>
      <text:p text:style-name="P9"><text:s text:c="2"/><text:span text:style-name="T30">setTimeout</text:span><text:span text:style-name="T20">(() </text:span><text:span text:style-name="T24">=&gt;</text:span><text:span text:style-name="T20"> {</text:span></text:p>
      <text:p text:style-name="P9"><text:s text:c="4"/><text:span text:style-name="T24">const</text:span><text:span text:style-name="T20"> </text:span><text:span text:style-name="T30">rates</text:span><text:span text:style-name="T20"> </text:span><text:span text:style-name="T24">=</text:span><text:span text:style-name="T20"> </text:span><text:span text:style-name="T24">new</text:span><text:span text:style-name="T20"> </text:span><text:span text:style-name="T33">Map</text:span><text:span text:style-name="T20">(</text:span><text:span text:style-name="T30">JSON</text:span><text:span text:style-name="T20">.</text:span><text:span text:style-name="T30">parse</text:span><text:span text:style-name="T20">(</text:span><text:span text:style-name="T27">'[["AUD", 44.95],["AZN", 33.73],["GBP", 73.42],</text:span></text:p>
      <text:p text:style-name="P20"><text:s text:c="4"/><text:span text:style-name="T20">["AMD", 0.12],["BYN",30.96],["BGN",32.01],["BRL",18.8],["HUF",0.2],["DKK",8.42],</text:span></text:p>
      <text:p text:style-name="P20"><text:s text:c="4"/><text:span text:style-name="T20">["USD",58.85],["EUR",62.68],["INR",0.88],["KZT",0.18],["CAD",44.74],["KGS",0.85],</text:span></text:p>
      <text:p text:style-name="P20"><text:s text:c="4"/><text:span text:style-name="T20">["CNY",8.55],["MDL",2.94],["NOK",7.02],["PLN",14.55],["RON",13.92],["ZZZ",79.91],</text:span></text:p>
      <text:p text:style-name="P20"><text:s text:c="4"/><text:span text:style-name="T20">["SGD",41.36],["TJS",7.43],["TRY",15.97],["TMT",16.84],["UZS",0.02],["UAH",2.16],</text:span></text:p>
      <text:p text:style-name="P9"><text:span text:style-name="T25"><text:s text:c="4"/></text:span><text:span text:style-name="T27">["CZK",2.32],["SEK",6.6],["CHF",58.69],["ZAR",4.4],["KRW",0.05],["JPY",0.52]]'</text:span><text:span text:style-name="T20">));</text:span></text:p>
      <text:p text:style-name="P9"><text:soft-page-break/><text:s text:c="4"/><text:span text:style-name="T24">if</text:span><text:span text:style-name="T20"> (</text:span><text:span text:style-name="T24">!</text:span><text:span text:style-name="T20">rates.</text:span><text:span text:style-name="T30">has</text:span><text:span text:style-name="T20">(code)) {</text:span></text:p>
      <text:p text:style-name="P9"><text:s text:c="6"/><text:span text:style-name="T24">return</text:span><text:span text:style-name="T20"> </text:span><text:span text:style-name="T33">cb</text:span><text:span text:style-name="T20">(</text:span><text:span text:style-name="T24">new</text:span><text:span text:style-name="T20"> </text:span><text:span text:style-name="T33">Error</text:span><text:span text:style-name="T20">(</text:span><text:span text:style-name="T27">`Валюта с кодом </text:span><text:span text:style-name="T20">${code}</text:span><text:span text:style-name="T27"> не найдена`</text:span><text:span text:style-name="T20">));</text:span></text:p>
      <text:p text:style-name="P9"><text:s text:c="4"/><text:span text:style-name="T20">}</text:span></text:p>
      <text:p text:style-name="P9"><text:s text:c="4"/><text:span text:style-name="T33">cb</text:span><text:span text:style-name="T20">(</text:span><text:span text:style-name="T30">null</text:span><text:span text:style-name="T20">, rates.</text:span><text:span text:style-name="T30">get</text:span><text:span text:style-name="T20">(code));</text:span></text:p>
      <text:p text:style-name="P9"><text:s text:c="2"/><text:span text:style-name="T20">}, </text:span><text:span text:style-name="T33">rand</text:span><text:span text:style-name="T20">(</text:span><text:span text:style-name="T30">2000</text:span><text:span text:style-name="T20">, </text:span><text:span text:style-name="T30">5000</text:span><text:span text:style-name="T20">));</text:span></text:p>
      <text:p text:style-name="P8">}</text:p>
      <text:p text:style-name="P11"/>
      <text:p text:style-name="P8"><text:span text:style-name="T22">const</text:span> <text:span text:style-name="T28">tags</text:span> <text:span text:style-name="T22">=</text:span> [</text:p>
      <text:p text:style-name="P9"><text:s text:c="2"/><text:span text:style-name="T20">{ id</text:span><text:span text:style-name="T24">:</text:span><text:span text:style-name="T20"> </text:span><text:span text:style-name="T30">17</text:span><text:span text:style-name="T20">, title</text:span><text:span text:style-name="T24">:</text:span><text:span text:style-name="T20"> </text:span><text:span text:style-name="T27">'перемещение'</text:span><text:span text:style-name="T20"> },</text:span></text:p>
      <text:p text:style-name="P9"><text:s text:c="2"/><text:span text:style-name="T20">{ id</text:span><text:span text:style-name="T24">:</text:span><text:span text:style-name="T20"> </text:span><text:span text:style-name="T30">32</text:span><text:span text:style-name="T20">, title</text:span><text:span text:style-name="T24">:</text:span><text:span text:style-name="T20"> </text:span><text:span text:style-name="T27">'гаджеты'</text:span><text:span text:style-name="T20"> }</text:span></text:p>
      <text:p text:style-name="P8">];</text:p>
      <text:p text:style-name="P8"><text:span text:style-name="T22">const</text:span> <text:span text:style-name="T28">badTag</text:span> <text:span text:style-name="T22">=</text:span> { id<text:span text:style-name="T22">:</text:span> <text:span text:style-name="T28">54</text:span>, title<text:span text:style-name="T22">:</text:span> <text:span text:style-name="T25">'ошибка'</text:span> };</text:p>
      <text:p text:style-name="P8"><text:span text:style-name="T22">const</text:span> <text:span text:style-name="T28">tagTitle</text:span> <text:span text:style-name="T22">=</text:span> <text:span text:style-name="T25">'гаджеты'</text:span>;</text:p>
      <text:h text:style-name="P2" text:outline-level="2"><text:bookmark text:name="user-content-задача--1-вывод-товаров-по-тегам"/>Задача № 1. Вывод товаров по тегам</text:h>
      <text:p text:style-name="P7">Наш новый маркетолог предложил внедрить тегирование всех товаров в каталоге и реализовать поиск по тегам.</text:p>
      <text:p text:style-name="P7">Один из разработчиков уже реализовал базу данных тегов и функцию, возвращающую товары по заданному тегу. Вам нужно использовать эту функцию и реализовать вывод информации о тегах.</text:p>
      <text:h text:style-name="P1" text:outline-level="3"><text:bookmark text:name="user-content-описание-функции"/>Описание функции</text:h>
      <text:p text:style-name="P5"><text:span text:style-name="T5">Реализуйте функцию </text:span><text:span text:style-name="Source_20_Text"><text:span text:style-name="T13">showTagInfo</text:span></text:span><text:span text:style-name="T5">, которая запрашивает информацию о теге из базы данных с помощью функции </text:span><text:span text:style-name="Source_20_Text"><text:span text:style-name="T13">getTagItemsAsync</text:span></text:span><text:span text:style-name="T5"> и выводит информацию о тегах и список товаров в консоль. Принимает один аргумент:</text:span></text:p>
      <text:list xml:id="list7729374318210783333" text:style-name="L12">
        <text:list-item>
          <text:p text:style-name="P42"><text:span text:style-name="Source_20_Text"><text:span text:style-name="T13">tag</text:span></text:span><text:span text:style-name="T5"> — информация о теге, </text:span><text:span text:style-name="Emphasis"><text:span text:style-name="T5">объект</text:span></text:span><text:span text:style-name="T5">, обязательно должен иметь свойства </text:span><text:span text:style-name="Source_20_Text"><text:span text:style-name="T13">id</text:span></text:span><text:span text:style-name="T5"> и </text:span><text:span text:style-name="Source_20_Text"><text:span text:style-name="T13">title</text:span></text:span><text:span text:style-name="T5">.</text:span></text:p>
        </text:list-item>
      </text:list>
      <text:h text:style-name="P23" text:outline-level="4"><text:bookmark text:name="user-content-интерфейс-функции-gettagitemsasync"/><text:span text:style-name="T6">Интерфейс функции </text:span><text:span text:style-name="Source_20_Text"><text:span text:style-name="T15">getTagItemsAsync</text:span></text:span></text:h>
      <text:p text:style-name="P7">Функция реализована. Делает вид, что она запрашивает список товаров из базы данных. При этом она имеет идентичный интерфейс с оригинальной функцией. Принимает два аргумента:</text:p>
      <text:p text:style-name="P5"><text:span text:style-name="Strong_20_Emphasis"><text:span text:style-name="Source_20_Text"><text:span text:style-name="T15">id</text:span></text:span></text:span><text:span text:style-name="T5"> — идентификатор тега, число;<text:line-break/></text:span><text:span text:style-name="Strong_20_Emphasis"><text:span text:style-name="Source_20_Text"><text:span text:style-name="T15">callback</text:span></text:span></text:span><text:span text:style-name="T5"> — функция обратного вызова, функция, должна принимать ошибку первым аргументом и список товаров, массив, вторым.</text:span></text:p>
      <text:h text:style-name="P1" text:outline-level="3"><text:bookmark text:name="user-content-пример-использования"/>Пример использования</text:h>
      <text:p text:style-name="P3">tags.<text:span text:style-name="T28">forEach</text:span>(showTagInfo);</text:p>
      <text:p text:style-name="P8"><text:span text:style-name="T31">showTagInfo</text:span>(badTag);</text:p>
      <text:p text:style-name="P7">Если все реализовано верно, вы получите такой вывод:</text:p>
      <text:p text:style-name="P4"><text:span text:style-name="Source_20_Text"><text:span text:style-name="T14">Товары по тегу #гаджеты:</text:span></text:span></text:p>
      <text:p text:style-name="P10"><text:span text:style-name="Source_20_Text"><text:span text:style-name="T18"><text:s/></text:span></text:span><text:span text:style-name="Source_20_Text"><text:span text:style-name="T14">* Ховерборд Mattel 2016: 9200Q</text:span></text:span></text:p>
      <text:p text:style-name="P10"><text:span text:style-name="Source_20_Text"><text:span text:style-name="T18"><text:s/></text:span></text:span><text:span text:style-name="Source_20_Text"><text:span text:style-name="T14">* Меч световой FORCE (синий луч): 57000Q</text:span></text:span></text:p>
      <text:p text:style-name="P10"><text:soft-page-break/><text:span text:style-name="Source_20_Text"><text:span text:style-name="T14">Товары по тегу #перемещение:</text:span></text:span></text:p>
      <text:p text:style-name="P10"><text:span text:style-name="Source_20_Text"><text:span text:style-name="T18"><text:s/></text:span></text:span><text:span text:style-name="Source_20_Text"><text:span text:style-name="T14">* Телепорт бытовой VZHIH-101: 10000Q</text:span></text:span></text:p>
      <text:p text:style-name="P10"><text:span text:style-name="Source_20_Text"><text:span text:style-name="T18"><text:s/></text:span></text:span><text:span text:style-name="Source_20_Text"><text:span text:style-name="T14">* Ховерборд Mattel 2016: 9200Q</text:span></text:span></text:p>
      <text:p text:style-name="P10"><text:span text:style-name="Source_20_Text"><text:span text:style-name="T14">[Error: Тег #ID54 не найден]</text:span></text:span></text:p>
      <text:h text:style-name="P1" text:outline-level="3"><text:bookmark text:name="user-content-процесс-реализации"/>Процесс реализации</text:h>
      <text:p text:style-name="P5"><text:span text:style-name="T5">Создайте функцию </text:span><text:span text:style-name="Source_20_Text"><text:span text:style-name="T13">showTagInfo</text:span></text:span><text:span text:style-name="T5">. Вызовите внутри </text:span><text:span text:style-name="Source_20_Text"><text:span text:style-name="T13">showTagInfo</text:span></text:span><text:span text:style-name="T5"> функцию </text:span><text:span text:style-name="Source_20_Text"><text:span text:style-name="T13">getTagItemsAsync</text:span></text:span><text:span text:style-name="T5">, передав ей идентификатор тега и функцию обратного вызова. Если функция обратного вызова будет вызвана с ошибкой, то выведите ошибку с помощью </text:span><text:span text:style-name="Source_20_Text"><text:span text:style-name="T13">console.error</text:span></text:span><text:span text:style-name="T5">. Если функция обратного вызова будет вызвана без ошибки, то отобразите информацию о теге в формате:</text:span></text:p>
      <text:p text:style-name="P4"><text:span text:style-name="Source_20_Text"><text:span text:style-name="T14">Товары по тегу #перемещение:</text:span></text:span></text:p>
      <text:p text:style-name="P10"><text:span text:style-name="Source_20_Text"><text:span text:style-name="T18"><text:s/></text:span></text:span><text:span text:style-name="Source_20_Text"><text:span text:style-name="T14">* Телепорт бытовой VZHIH-101: 10000Q</text:span></text:span></text:p>
      <text:p text:style-name="P10"><text:span text:style-name="Source_20_Text"><text:span text:style-name="T18"><text:s/></text:span></text:span><text:span text:style-name="Source_20_Text"><text:span text:style-name="T14">* Ховерборд Mattel 2016: 9200Q</text:span></text:span></text:p>
      <text:p text:style-name="P7">Проверьте работу вашего кода на примере использования. Также протестируйте его, используя свои примеры.</text:p>
      <text:h text:style-name="P2" text:outline-level="2"><text:bookmark text:name="user-content-задача--2-обещания-для-курса-валют"/>Задача № 2. Обещания для курса валют</text:h>
      <text:p text:style-name="P5"><text:span text:style-name="T5">В системе есть функция </text:span><text:span text:style-name="Source_20_Text"><text:span text:style-name="T13">getCurrencyRateAsync</text:span></text:span><text:span text:style-name="T5">, которая асинхронно возвращает курс валюты по её коду. У вас есть заглушка, которая симулирует работу функции </text:span><text:span text:style-name="Source_20_Text"><text:span text:style-name="T13">getCurrencyRateAsync</text:span></text:span><text:span text:style-name="T5">. Так как мы переводим весь асинхронный код на промисы, то требуется реализовать функцию-обертку getCurrencyRate, которая будет возвращать промис, который разрешится курсом запрошенной валюты.</text:span></text:p>
      <text:p text:style-name="P5"><text:span text:style-name="T5">Также реализуйте удобную функцию конвертации из одной валюты в другую — </text:span><text:span text:style-name="Source_20_Text"><text:span text:style-name="T13">convertCurrency</text:span></text:span><text:span text:style-name="T5">. Эта функция должна использовать только что созданную функцию getCurrencyRate и возвращать промис, который разрешится сконвертированной суммой.</text:span></text:p>
      <text:h text:style-name="P6" text:outline-level="3"><text:bookmark text:name="user-content-описание-функции-getcurrencyrate"/><text:span text:style-name="T6">Описание функции </text:span><text:span text:style-name="Source_20_Text"><text:span text:style-name="T15">getCurrencyRate</text:span></text:span></text:h>
      <text:p text:style-name="P7">Функция должна вернуть промис, который разрешится курсом запрошенной валюты, числом. Принимает один аргумент:</text:p>
      <text:p text:style-name="P5"><text:span text:style-name="Strong_20_Emphasis"><text:span text:style-name="Source_20_Text"><text:span text:style-name="T15">code</text:span></text:span></text:span><text:span text:style-name="T5"> — код валюты, </text:span><text:span text:style-name="Emphasis"><text:span text:style-name="T5">строка</text:span></text:span><text:span text:style-name="T5">.</text:span></text:p>
      <text:p text:style-name="P5"><text:span text:style-name="T5">Функция должна использовать функцию </text:span><text:span text:style-name="Source_20_Text"><text:span text:style-name="T13">getCurrencyRateAsync</text:span></text:span><text:span text:style-name="T5"> для получения курса валюты. Если при получении возникнет ошибка, промис должен быть переведен в статус rejected. Сама функция никак не должна обрабатывать ошибки.</text:span></text:p>
      <text:h text:style-name="P6" text:outline-level="3"><text:bookmark text:name="user-content-описание-функции-convertcurrency"/><text:span text:style-name="T6">Описание функции </text:span><text:span text:style-name="Source_20_Text"><text:span text:style-name="T15">convertCurrency</text:span></text:span></text:h>
      <text:p text:style-name="P7">Функция должна вернуть промис, который разрешится суммой в производной валюте, число. Принимает три аргумента:</text:p>
      <text:p text:style-name="P5"><text:span text:style-name="Strong_20_Emphasis"><text:span text:style-name="Source_20_Text"><text:span text:style-name="T15">amount</text:span></text:span></text:span><text:span text:style-name="T5"> — сумма в исходной валюте, которую необходимо конвертировать, </text:span><text:span text:style-name="Emphasis"><text:span text:style-name="T5">число</text:span></text:span><text:span text:style-name="T5">;<text:line-break/></text:span><text:span text:style-name="Strong_20_Emphasis"><text:span text:style-name="Source_20_Text"><text:span text:style-name="T15">fromCode</text:span></text:span></text:span><text:span text:style-name="T5"> — код исходной валюты, </text:span><text:span text:style-name="Emphasis"><text:span text:style-name="T5">строка</text:span></text:span><text:span text:style-name="T5">;<text:line-break/></text:span><text:span text:style-name="Strong_20_Emphasis"><text:span text:style-name="Source_20_Text"><text:span text:style-name="T15">toCode</text:span></text:span></text:span><text:span text:style-name="T5"> — код производной валюты, </text:span><text:span text:style-name="Emphasis"><text:span text:style-name="T5">строка</text:span></text:span><text:span text:style-name="T5">.</text:span></text:p>
      <text:h text:style-name="P6" text:outline-level="3"><text:bookmark text:name="user-content-интерфейс-функции-getcurrencyrateasync"/><text:span text:style-name="T6">Интерфейс функции </text:span><text:span text:style-name="Source_20_Text"><text:span text:style-name="T15">getCurrencyRateAsync</text:span></text:span></text:h>
      <text:p text:style-name="P7">Функция уже реализована и делает вид, что получает курс валюты из удаленного веб-сервиса. При этом имеет идентичный интерфейс с оригинальной функцией. Принимает два аргумента:</text:p>
      <text:p text:style-name="P5"><text:soft-page-break/><text:span text:style-name="Strong_20_Emphasis"><text:span text:style-name="Source_20_Text"><text:span text:style-name="T15">code</text:span></text:span></text:span><text:span text:style-name="T5"> — код валюты, курс которой требуется получить, </text:span><text:span text:style-name="Emphasis"><text:span text:style-name="T5">строка</text:span></text:span><text:span text:style-name="T5">;<text:line-break/></text:span><text:span text:style-name="Strong_20_Emphasis"><text:span text:style-name="Source_20_Text"><text:span text:style-name="T15">callback</text:span></text:span></text:span><text:span text:style-name="T5"> — функция обратного вызова, функция, должна принимать ошибку первым аргументом и курс запрошенной валюты, </text:span><text:span text:style-name="Emphasis"><text:span text:style-name="T5">число</text:span></text:span><text:span text:style-name="T5">, вторым.</text:span></text:p>
      <text:h text:style-name="P1" text:outline-level="3"><text:bookmark text:name="user-content-пример-использования-1"/>Пример использования</text:h>
      <text:p text:style-name="P3"><text:span text:style-name="T22">const</text:span> <text:span text:style-name="T28">amount</text:span> <text:span text:style-name="T22">=</text:span> <text:span text:style-name="T28">42</text:span>;</text:p>
      <text:p text:style-name="P8"><text:span text:style-name="T31">convertCurrency</text:span>(amount, <text:span text:style-name="T25">'ZZZ'</text:span>, <text:span text:style-name="T25">'USD'</text:span>)</text:p>
      <text:p text:style-name="P9"><text:s text:c="2"/><text:span text:style-name="T20">.</text:span><text:span text:style-name="T30">then</text:span><text:span text:style-name="T20">(result </text:span><text:span text:style-name="T24">=&gt;</text:span><text:span text:style-name="T20"> </text:span><text:span text:style-name="T33">console</text:span><text:span text:style-name="T20">.</text:span><text:span text:style-name="T30">log</text:span><text:span text:style-name="T20">(</text:span><text:span text:style-name="T27">`</text:span><text:span text:style-name="T20">${amount}</text:span><text:span text:style-name="T27">Q = $</text:span><text:span text:style-name="T20">${result}</text:span><text:span text:style-name="T27">`</text:span><text:span text:style-name="T20">))</text:span></text:p>
      <text:p text:style-name="P9"><text:s text:c="2"/><text:span text:style-name="T20">.</text:span><text:span text:style-name="T30">catch</text:span><text:span text:style-name="T20">(err </text:span><text:span text:style-name="T24">=&gt;</text:span><text:span text:style-name="T20"> </text:span><text:span text:style-name="T33">console</text:span><text:span text:style-name="T20">.</text:span><text:span text:style-name="T30">error</text:span><text:span text:style-name="T20">(err));</text:span></text:p>
      <text:p text:style-name="P11"/>
      <text:p text:style-name="P8"><text:span text:style-name="T31">convertCurrency</text:span>(amount, <text:span text:style-name="T25">'XXX'</text:span>, <text:span text:style-name="T25">'USD'</text:span>)</text:p>
      <text:p text:style-name="P9"><text:s text:c="2"/><text:span text:style-name="T20">.</text:span><text:span text:style-name="T30">then</text:span><text:span text:style-name="T20">(result </text:span><text:span text:style-name="T24">=&gt;</text:span><text:span text:style-name="T20"> </text:span><text:span text:style-name="T33">console</text:span><text:span text:style-name="T20">.</text:span><text:span text:style-name="T30">log</text:span><text:span text:style-name="T20">(</text:span><text:span text:style-name="T27">`</text:span><text:span text:style-name="T20">${amount}</text:span><text:span text:style-name="T27">X = $</text:span><text:span text:style-name="T20">${result}</text:span><text:span text:style-name="T27">`</text:span><text:span text:style-name="T20">))</text:span></text:p>
      <text:p text:style-name="P9"><text:s text:c="2"/><text:span text:style-name="T20">.</text:span><text:span text:style-name="T30">catch</text:span><text:span text:style-name="T20">(err </text:span><text:span text:style-name="T24">=&gt;</text:span><text:span text:style-name="T20"> </text:span><text:span text:style-name="T33">console</text:span><text:span text:style-name="T20">.</text:span><text:span text:style-name="T30">error</text:span><text:span text:style-name="T20">(err));</text:span></text:p>
      <text:p text:style-name="P7">Если всё реализовано верно, вы получите такой вывод:</text:p>
      <text:p text:style-name="P4"><text:span text:style-name="Source_20_Text"><text:span text:style-name="T14">[Error: Валюта с кодом XXX не найдена]</text:span></text:span></text:p>
      <text:p text:style-name="P10"><text:span text:style-name="Source_20_Text"><text:span text:style-name="T14">42Q = $57</text:span></text:span></text:p>
      <text:h text:style-name="P1" text:outline-level="3"><text:bookmark text:name="user-content-процесс-реализации-1"/>Процесс реализации</text:h>
      <text:list xml:id="list66874045119549446" text:style-name="L13">
        <text:list-item>
          <text:p text:style-name="P43"><text:span text:style-name="T5">Объявите функцию </text:span><text:span text:style-name="Source_20_Text"><text:span text:style-name="T13">getCurrencyRate</text:span></text:span><text:span text:style-name="T5">.</text:span></text:p>
        </text:list-item>
        <text:list-item>
          <text:p text:style-name="P30">Создайте промис, передав в него функцию обратного вызова [1].</text:p>
        </text:list-item>
        <text:list-item>
          <text:p text:style-name="P43"><text:span text:style-name="T5">В функции обратного вызова [1] вызовите функцию </text:span><text:span text:style-name="Source_20_Text"><text:span text:style-name="T13">getCurrencyRateAsync</text:span></text:span><text:span text:style-name="T5">, передав туда код валюты и функцию обратного вызова. [2]</text:span></text:p>
        </text:list-item>
        <text:list-item>
          <text:p text:style-name="P43"><text:span text:style-name="T5">Если в функцию обратного вызова [2] передана ошибка (первый аргумент), то переведите промис в статус </text:span><text:span text:style-name="Source_20_Text"><text:span text:style-name="T13">rejected</text:span></text:span><text:span text:style-name="T5">.</text:span></text:p>
        </text:list-item>
        <text:list-item>
          <text:p text:style-name="P30">Иначе в функции обратного вызова [2] разрешите промис полученным курсом валюты (второй аргумент).</text:p>
        </text:list-item>
        <text:list-item>
          <text:p text:style-name="P43"><text:span text:style-name="T5">Верните созданный промис из функции </text:span><text:span text:style-name="Source_20_Text"><text:span text:style-name="T13">getCurrencyRate</text:span></text:span><text:span text:style-name="T5">.</text:span></text:p>
        </text:list-item>
        <text:list-item>
          <text:p text:style-name="P43"><text:span text:style-name="T5">Проверьте работу функции </text:span><text:span text:style-name="Source_20_Text"><text:span text:style-name="T13">getCurrencyRate</text:span></text:span><text:span text:style-name="T5">, используя существущий код </text:span><text:span text:style-name="Source_20_Text"><text:span text:style-name="T13">ZZZ</text:span></text:span><text:span text:style-name="T5"> и несуществующий код </text:span><text:span text:style-name="Source_20_Text"><text:span text:style-name="T13">XXX</text:span></text:span><text:span text:style-name="T5">.</text:span></text:p>
        </text:list-item>
        <text:list-item>
          <text:p text:style-name="P43"><text:span text:style-name="T5">Создайте функцию </text:span><text:span text:style-name="Source_20_Text"><text:span text:style-name="T13">convertCurrency</text:span></text:span><text:span text:style-name="T5">.</text:span></text:p>
        </text:list-item>
        <text:list-item>
          <text:p text:style-name="P43"><text:span text:style-name="T5">Получите промис для обеих валют с помощью функции </text:span><text:span text:style-name="Source_20_Text"><text:span text:style-name="T13">getCurrencyRate</text:span></text:span><text:span text:style-name="T5">.</text:span></text:p>
        </text:list-item>
        <text:list-item>
          <text:p text:style-name="P43"><text:span text:style-name="T5">Создайте с помощью </text:span><text:span text:style-name="Source_20_Text"><text:span text:style-name="T13">Promise.all</text:span></text:span><text:span text:style-name="T5"> промис [3], который сработает, когда разрешатся оба промиса с курсом валют.</text:span></text:p>
        </text:list-item>
        <text:list-item>
          <text:p text:style-name="P30">Когда разрешится промис [3], произведите конвертацию суммы.</text:p>
        </text:list-item>
        <text:list-item>
          <text:p text:style-name="P43"><text:span text:style-name="T5">Верните из функции </text:span><text:span text:style-name="Source_20_Text"><text:span text:style-name="T13">convertCurrency</text:span></text:span><text:span text:style-name="T5"> промис [3].</text:span></text:p>
        </text:list-item>
      </text:list>
      <text:p text:style-name="P7">Проверьте работу вашего кода на примере использования. Также протестируйте его, используя свои примеры.</text:p>
      <text:h text:style-name="P2" text:outline-level="2"><text:bookmark text:name="user-content-задача--3-количество-товаров-по-тегу"/>Задача № 3. Количество товаров по тегу</text:h>
      <text:p text:style-name="P5"><text:span text:style-name="T5">Реализуйте асинхронную функцию </text:span><text:span text:style-name="Source_20_Text"><text:span text:style-name="T13">getTagItemsCountAsync</text:span></text:span><text:span text:style-name="T5">, принимающую название тега и возвращающую количество товаров, которое по этому тегу присутствует в базе данных.</text:span></text:p>
      <text:h text:style-name="P1" text:outline-level="3"><text:bookmark text:name="user-content-описание-функции-1"/><text:soft-page-break/>Описание функции</text:h>
      <text:p text:style-name="P7">Принимает два аргумента:</text:p>
      <text:list xml:id="list4605410758629674709" text:style-name="L14">
        <text:list-item>
          <text:p text:style-name="P44"><text:span text:style-name="Source_20_Text"><text:span text:style-name="T13">title</text:span></text:span><text:span text:style-name="T5"> — название тега, </text:span><text:span text:style-name="Emphasis"><text:span text:style-name="T5">строка</text:span></text:span><text:span text:style-name="T5">;</text:span></text:p>
        </text:list-item>
        <text:list-item>
          <text:p text:style-name="P44"><text:span text:style-name="Source_20_Text"><text:span text:style-name="T13">callback</text:span></text:span><text:span text:style-name="T5"> — функция обратного вызова, </text:span><text:span text:style-name="Emphasis"><text:span text:style-name="T5">функция</text:span></text:span><text:span text:style-name="T5">, должна ожидать два аргумента: </text:span><text:span text:style-name="Source_20_Text"><text:span text:style-name="T13">error</text:span></text:span><text:span text:style-name="T5"> — ошибка, если не </text:span><text:span text:style-name="Source_20_Text"><text:span text:style-name="T13">null</text:span></text:span><text:span text:style-name="T5">, и </text:span><text:span text:style-name="Source_20_Text"><text:span text:style-name="T13">count</text:span></text:span><text:span text:style-name="T5"> — количество товаров.</text:span></text:p>
        </text:list-item>
      </text:list>
      <text:p text:style-name="P5"><text:span text:style-name="T5">Для получения информации о теге по его названию должна использоваться функция </text:span><text:span text:style-name="Source_20_Text"><text:span text:style-name="T13">getTagAsync</text:span></text:span><text:span text:style-name="T5">, а для получения списка товаров по тегу — </text:span><text:span text:style-name="Source_20_Text"><text:span text:style-name="T13">getTagItemsAsync</text:span></text:span><text:span text:style-name="T5">.</text:span></text:p>
      <text:h text:style-name="P1" text:outline-level="3"><text:bookmark text:name="user-content-пример-использования-2"/>Пример использования</text:h>
      <text:p text:style-name="P3"><text:span text:style-name="T31">getTagItemsCountAsync</text:span>(tagTitle, (err, count) <text:span text:style-name="T22">=&gt;</text:span> {</text:p>
      <text:p text:style-name="P9"><text:s text:c="2"/><text:span text:style-name="T24">if</text:span><text:span text:style-name="T20"> (err) {</text:span></text:p>
      <text:p text:style-name="P9"><text:s text:c="4"/><text:span text:style-name="T24">return</text:span><text:span text:style-name="T20"> </text:span><text:span text:style-name="T33">console</text:span><text:span text:style-name="T20">.</text:span><text:span text:style-name="T30">error</text:span><text:span text:style-name="T20">(err);</text:span></text:p>
      <text:p text:style-name="P9"><text:s text:c="2"/><text:span text:style-name="T20">}</text:span></text:p>
      <text:p text:style-name="P9"><text:s text:c="2"/><text:span text:style-name="T33">console</text:span><text:span text:style-name="T20">.</text:span><text:span text:style-name="T30">log</text:span><text:span text:style-name="T20">(</text:span><text:span text:style-name="T27">`По тегу #</text:span><text:span text:style-name="T20">${tagTitle}</text:span><text:span text:style-name="T27"> найдено товаров </text:span><text:span text:style-name="T20">${count}</text:span><text:span text:style-name="T27"> шт.`</text:span><text:span text:style-name="T20">);</text:span></text:p>
      <text:p text:style-name="P8">});</text:p>
      <text:p text:style-name="P7">Если все реализовано верно, вы получите такой вывод:</text:p>
      <text:p text:style-name="P4"><text:span text:style-name="Source_20_Text"><text:span text:style-name="T14">По тегу #гаджеты доступно товаров 2 шт.</text:span></text:span></text:p>
      <text:h text:style-name="P1" text:outline-level="3"><text:bookmark text:name="user-content-процесс-реализации-2"/>Процесс реализации</text:h>
      <text:list xml:id="list6995413793863765864" text:style-name="L15">
        <text:list-item>
          <text:p text:style-name="P45"><text:span text:style-name="T5">Создайте функцию </text:span><text:span text:style-name="Source_20_Text"><text:span text:style-name="T13">getTagItemsCountAsync</text:span></text:span><text:span text:style-name="T5">.</text:span></text:p>
        </text:list-item>
        <text:list-item>
          <text:p text:style-name="P45"><text:span text:style-name="T5">В теле функции вызовите </text:span><text:span text:style-name="Source_20_Text"><text:span text:style-name="T13">getTagAsync</text:span></text:span><text:span text:style-name="T5">, передав туда название тега из аргумента </text:span><text:span text:style-name="Source_20_Text"><text:span text:style-name="T13">title</text:span></text:span><text:span text:style-name="T5">.</text:span></text:p>
        </text:list-item>
        <text:list-item>
          <text:p text:style-name="P45"><text:span text:style-name="T5">Когда информация о теге будет получена, вызовите </text:span><text:span text:style-name="Source_20_Text"><text:span text:style-name="T13">getTagItemsAsync</text:span></text:span><text:span text:style-name="T5">, передав туда идентификатор тега из свойства </text:span><text:span text:style-name="Source_20_Text"><text:span text:style-name="T13">id</text:span></text:span><text:span text:style-name="T5">.</text:span></text:p>
        </text:list-item>
        <text:list-item>
          <text:p text:style-name="P45"><text:span text:style-name="T5">Когда список товаров будет получен, посчитайте количество товаров в списке и вызовите функцию обратного вызова из аргумента </text:span><text:span text:style-name="Source_20_Text"><text:span text:style-name="T13">callback</text:span></text:span><text:span text:style-name="T5">, передав туда </text:span><text:span text:style-name="Source_20_Text"><text:span text:style-name="T13">null</text:span></text:span><text:span text:style-name="T5"> и количество товаров.</text:span></text:p>
        </text:list-item>
        <text:list-item>
          <text:p text:style-name="P45"><text:span text:style-name="T5">Не забудьте обработать возможные ошибки при вызове </text:span><text:span text:style-name="Source_20_Text"><text:span text:style-name="T13">getTagAsync</text:span></text:span><text:span text:style-name="T5"> и </text:span><text:span text:style-name="Source_20_Text"><text:span text:style-name="T13">getTagItemsAsync</text:span></text:span><text:span text:style-name="T5">. Проверьте работу вашего кода на примере использования. Также протестируйте его, используя свои примеры.</text:span></text:p>
        </text:list-item>
      </text:list>
      <text:h text:style-name="P2" text:outline-level="2"><text:bookmark text:name="user-content-задача--4-количество-товаров-по-тегу-на-промисах"/>Задача № 4. Количество товаров по тегу на промисах</text:h>
      <text:p text:style-name="P5"><text:span text:style-name="T5">Реализуйте асинхронную функцию </text:span><text:span text:style-name="Source_20_Text"><text:span text:style-name="T13">getTagItemsCount</text:span></text:span><text:span text:style-name="T5">, которая будет принимать название тега и возвращать промис, который разрешится количеством товаров, которое по этому тегу присутствует в базе данных.</text:span></text:p>
      <text:h text:style-name="P1" text:outline-level="3"><text:bookmark text:name="user-content-описание-функции-2"/>Описание функции</text:h>
      <text:p text:style-name="P7">Принимает один аргумент:</text:p>
      <text:list xml:id="list7989374782498764490" text:style-name="L16">
        <text:list-item>
          <text:p text:style-name="P46"><text:span text:style-name="Source_20_Text"><text:span text:style-name="T13">title</text:span></text:span><text:span text:style-name="T5"> — название тега, </text:span><text:span text:style-name="Emphasis"><text:span text:style-name="T5">строка</text:span></text:span><text:span text:style-name="T5">.</text:span></text:p>
        </text:list-item>
      </text:list>
      <text:p text:style-name="P5"><text:soft-page-break/><text:span text:style-name="T5">Для получения информации о теге по его названию должна использоваться функция </text:span><text:span text:style-name="Source_20_Text"><text:span text:style-name="T13">getTag</text:span></text:span><text:span text:style-name="T5">, а для получения списка товаров по тегу — </text:span><text:span text:style-name="Source_20_Text"><text:span text:style-name="T13">getTagItems</text:span></text:span><text:span text:style-name="T5">. Обе эти функции возвращают промисы.</text:span></text:p>
      <text:p text:style-name="P7">Пример использования</text:p>
      <text:p text:style-name="P3"><text:span text:style-name="T31">getTagItemsCount</text:span>(tagTitle)</text:p>
      <text:p text:style-name="P9"><text:s text:c="2"/><text:span text:style-name="T20">.</text:span><text:span text:style-name="T30">then</text:span><text:span text:style-name="T20">(count </text:span><text:span text:style-name="T24">=&gt;</text:span><text:span text:style-name="T20"> </text:span><text:span text:style-name="T33">console</text:span><text:span text:style-name="T20">.</text:span><text:span text:style-name="T30">log</text:span><text:span text:style-name="T20">(</text:span><text:span text:style-name="T27">`По тегу #</text:span><text:span text:style-name="T20">${tagTitle}</text:span><text:span text:style-name="T27"> найдено товаров </text:span><text:span text:style-name="T20">${count}</text:span><text:span text:style-name="T27"> шт.`</text:span><text:span text:style-name="T20">))</text:span></text:p>
      <text:p text:style-name="P9"><text:s text:c="2"/><text:span text:style-name="T20">.</text:span><text:span text:style-name="T30">catch</text:span><text:span text:style-name="T20">(err </text:span><text:span text:style-name="T24">=&gt;</text:span><text:span text:style-name="T20"> </text:span><text:span text:style-name="T33">console</text:span><text:span text:style-name="T20">.</text:span><text:span text:style-name="T30">error</text:span><text:span text:style-name="T20">(err));</text:span></text:p>
      <text:p text:style-name="P7">Если все реализовано верно, вы получите такой вывод:</text:p>
      <text:p text:style-name="P4"><text:span text:style-name="Source_20_Text"><text:span text:style-name="T14">По тегу #гаджеты доступно товаров 2 шт.</text:span></text:span></text:p>
      <text:h text:style-name="P1" text:outline-level="3"><text:bookmark text:name="user-content-процесс-реализации-3"/>Процесс реализации</text:h>
      <text:list xml:id="list3539960408406641199" text:style-name="L17">
        <text:list-item>
          <text:p text:style-name="P47"><text:span text:style-name="T5">Создайте функцию </text:span><text:span text:style-name="Source_20_Text"><text:span text:style-name="T13">getTagItemsCount</text:span></text:span><text:span text:style-name="T5">.</text:span></text:p>
        </text:list-item>
        <text:list-item>
          <text:p text:style-name="P47"><text:span text:style-name="T5">Получите промис [1], вызвав </text:span><text:span text:style-name="Source_20_Text"><text:span text:style-name="T13">getTag</text:span></text:span><text:span text:style-name="T5"> и передав туда название тега из аргумента </text:span><text:span text:style-name="Source_20_Text"><text:span text:style-name="T13">title</text:span></text:span><text:span text:style-name="T5">.</text:span></text:p>
        </text:list-item>
        <text:list-item>
          <text:p text:style-name="P47"><text:span text:style-name="T5">Когда промис [1] разрешится, получите промис [2], вызвав </text:span><text:span text:style-name="Source_20_Text"><text:span text:style-name="T13">getTagItems</text:span></text:span><text:span text:style-name="T5"> и передав туда идентификатор полученного тега из свойства </text:span><text:span text:style-name="Source_20_Text"><text:span text:style-name="T13">id</text:span></text:span><text:span text:style-name="T5">.</text:span></text:p>
        </text:list-item>
        <text:list-item>
          <text:p text:style-name="P31">Когда промис [2] разрешится, посчитайте количество товаров в полученном списке и верните его в качестве результата.</text:p>
        </text:list-item>
      </text:list>
      <text:p text:style-name="P7">Проверьте работу вашего кода на примере использования. Также протестируйте его, используя свои примеры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7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3T10:34:27.89</meta:creation-date>
    <meta:generator>OpenOffice/4.1.5$Win32 OpenOffice.org_project/415m1$Build-9789</meta:generator>
    <dc:date>2019-06-12T09:06:04.13</dc:date>
    <meta:editing-duration>P4DT3H7M36S</meta:editing-duration>
    <meta:editing-cycles>17</meta:editing-cycles>
    <meta:document-statistic meta:table-count="0" meta:image-count="0" meta:object-count="0" meta:page-count="7" meta:paragraph-count="176" meta:word-count="1275" meta:character-count="10119"/>
  </office:meta>
</office:document-meta>
</file>